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8b602a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8c675ca"/>
    </style:style>
    <style:style style:name="P5" style:family="paragraph" style:parent-style-name="Text_20_body">
      <style:paragraph-properties fo:text-align="start" style:justify-single-word="false"/>
    </style:style>
    <style:style style:name="P6" style:family="paragraph" style:parent-style-name="Standard" style:master-page-name="Standard">
      <style:paragraph-properties fo:text-align="center" style:justify-single-word="false" style:page-number="auto"/>
      <style:text-properties officeooo:paragraph-rsid="07a76e83"/>
    </style:style>
    <style:style style:name="P7" style:family="paragraph" style:parent-style-name="Standard">
      <style:paragraph-properties fo:text-align="start" style:justify-single-word="false"/>
    </style:style>
    <style:style style:name="P8" style:family="paragraph" style:parent-style-name="Standard">
      <style:text-properties officeooo:paragraph-rsid="08ff9ccb"/>
    </style:style>
    <style:style style:name="P9" style:family="paragraph" style:parent-style-name="Standard">
      <style:text-properties officeooo:paragraph-rsid="090317e1"/>
    </style:style>
    <style:style style:name="P10" style:family="paragraph" style:parent-style-name="Standard">
      <style:text-properties officeooo:paragraph-rsid="0904dfea"/>
    </style:style>
    <style:style style:name="P11" style:family="paragraph" style:parent-style-name="Standard">
      <style:paragraph-properties fo:text-align="center" style:justify-single-word="false"/>
      <style:text-properties officeooo:paragraph-rsid="07a76e83"/>
    </style:style>
    <style:style style:name="P12" style:family="paragraph" style:parent-style-name="Text_20_body">
      <style:text-properties officeooo:paragraph-rsid="0900db96"/>
    </style:style>
    <style:style style:name="P13" style:family="paragraph" style:parent-style-name="Text_20_body">
      <style:text-properties officeooo:paragraph-rsid="090a735f"/>
    </style:style>
    <style:style style:name="P14" style:family="paragraph" style:parent-style-name="Heading_20_2">
      <style:paragraph-properties fo:text-align="center" style:justify-single-word="false"/>
    </style:style>
    <style:style style:name="P15" style:family="paragraph" style:parent-style-name="Heading_20_1">
      <style:paragraph-properties fo:text-align="center" style:justify-single-word="false"/>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0a735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officeooo:rsid="090a735f"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14"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5"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6" style:family="text">
      <style:text-properties fo:font-variant="normal" fo:text-transform="none" fo:color="#000000" fo:font-size="12pt" fo:letter-spacing="normal" fo:language="en" fo:country="IN" fo:font-style="normal" style:text-underline-style="none" fo:font-weight="bold" officeooo:rsid="090a735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7"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18" style:family="text">
      <style:text-properties fo:font-variant="normal" fo:text-transform="none" fo:color="#000000" fo:font-size="10pt" fo:letter-spacing="normal" fo:language="en" fo:country="IN" fo:font-style="normal" style:text-underline-style="none" fo:font-weight="bold" officeooo:rsid="0904dfea" style:letter-kerning="true" fo:background-color="#e8f2fe" loext:char-shading-value="0" style:font-size-asian="10pt" style:language-asian="zh" style:country-asian="CN" style:font-style-asian="normal" style:font-weight-asian="bold" style:font-size-complex="12pt" style:language-complex="hi" style:country-complex="IN" style:font-style-complex="normal" style:font-weight-complex="bold"/>
    </style:style>
    <style:style style:name="T19" style:family="text">
      <style:text-properties fo:font-variant="normal" fo:text-transform="none" fo:color="#000000" fo:font-size="10pt" fo:letter-spacing="normal" fo:language="en" fo:country="IN" fo:font-style="normal" style:text-underline-style="none" fo:font-weight="bold" officeooo:rsid="08b602ae" style:letter-kerning="true" fo:background-color="#e8f2fe" loext:char-shading-value="0" style:font-size-asian="10pt" style:language-asian="zh" style:country-asian="CN" style:font-style-asian="normal" style:font-weight-asian="bold" style:font-size-complex="12pt" style:language-complex="hi" style:country-complex="IN" style:font-style-complex="normal" style:font-weight-complex="bold"/>
    </style:style>
    <style:style style:name="T20"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21"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22"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4" style:family="text">
      <style:text-properties fo:font-variant="normal" fo:text-transform="none" fo:color="#000000" style:font-name="Arial" fo:font-size="10pt" fo:letter-spacing="normal" fo:language="en" fo:country="IN" fo:font-style="normal" style:text-underline-style="none" fo:font-weight="bold" officeooo:rsid="0904dfea"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5" style:family="text">
      <style:text-properties fo:font-variant="normal" fo:text-transform="none" fo:color="#000000" style:font-name="Arial1"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6" style:family="text">
      <style:text-properties fo:font-variant="normal" fo:text-transform="none" fo:color="#354278" style:font-name="Arial,Bold" fo:font-size="13.5pt" fo:letter-spacing="normal" fo:language="en" fo:country="IN" fo:font-style="normal" style:text-underline-style="none" fo:font-weight="normal" officeooo:rsid="08b602ae" style:letter-kerning="true" fo:background-color="#e8f2fe" loext:char-shading-value="0" style:font-name-asian="Noto Sans CJK SC Regular" style:font-size-asian="13.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size="14pt" style:font-size-asian="14pt" style:font-size-complex="14pt"/>
    </style:style>
    <style:style style:name="T28" style:family="text">
      <style:text-properties fo:font-size="13pt" style:font-size-asian="13pt" style:font-size-complex="13pt"/>
    </style:style>
    <style:style style:name="T29" style:family="text">
      <style:text-properties style:font-name="Arial1"/>
    </style:style>
    <style:style style:name="T30" style:family="text">
      <style:text-properties style:font-name="Arial1" fo:font-size="10pt" style:font-size-asian="10pt"/>
    </style:style>
    <style:style style:name="T31" style:family="text">
      <style:text-properties fo:font-size="10pt" style:font-size-asian="10pt"/>
    </style:style>
    <style:style style:name="T32" style:family="text">
      <style:text-properties fo:color="#000000" style:font-name="Arial1" fo:font-size="10pt" style:font-size-asian="10pt"/>
    </style:style>
    <style:style style:name="T33" style:family="text">
      <style:text-properties fo:color="#000000" fo:font-size="10pt" style:font-size-asian="10pt"/>
    </style:style>
    <style:style style:name="T34" style:family="text">
      <style:text-properties fo:color="#000000" style:font-name="Arial,Italic" fo:font-size="10pt" style:font-size-asian="10pt"/>
    </style:style>
    <style:style style:name="T35" style:family="text">
      <style:text-properties fo:font-size="12pt" style:font-size-asian="12pt" style:font-size-complex="12pt"/>
    </style:style>
    <style:style style:name="T36" style:family="text">
      <style:text-properties style:font-name="Arial,Italic" fo:font-size="10pt" style:font-size-asian="10pt"/>
    </style:style>
    <style:style style:name="T37" style:family="text">
      <style:text-properties style:font-name="Symbol" fo:font-size="10pt" style:font-size-asian="10pt"/>
    </style:style>
    <style:style style:name="T38" style:family="text">
      <style:text-properties fo:color="#908978" style:font-name="CourierNew" fo:font-size="10pt" style:font-size-asian="10pt"/>
    </style:style>
    <style:style style:name="T39" style:family="text">
      <style:text-properties fo:color="#908978" fo:font-size="10pt" style:font-size-asian="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ource_20_Text"><text:span text:style-name="T2"/></text:span></text:p>
      <text:p text:style-name="P1"><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1029_3218822482" text:style-name="Index_20_Link" text:visited-style-name="Index_20_Link">FOREWORD<text:tab/>1</text:a></text:p>
          <text:p text:style-name="P17"><text:a xlink:type="simple" xlink:href="#__RefHeading___Toc1031_3218822482" text:style-name="Index_20_Link" text:visited-style-name="Index_20_Link">What Is Refactoring?<text:tab/>2</text:a></text:p>
          <text:p text:style-name="P17"><text:a xlink:type="simple" xlink:href="#__RefHeading___Toc1033_3218822482" text:style-name="Index_20_Link" text:visited-style-name="Index_20_Link">The First Step in Refactoring<text:tab/>2</text:a></text:p>
          <text:p text:style-name="P17"><text:a xlink:type="simple" xlink:href="#__RefHeading___Toc1035_3218822482" text:style-name="Index_20_Link" text:visited-style-name="Index_20_Link">When Should You Refactor?<text:tab/>3</text:a></text:p>
          <text:p text:style-name="P17"><text:a xlink:type="simple" xlink:href="#__RefHeading___Toc1037_3218822482" text:style-name="Index_20_Link" text:visited-style-name="Index_20_Link">What is it that makes programs hard to work with?<text:tab/>3</text:a></text:p>
          <text:p text:style-name="P17"><text:a xlink:type="simple" xlink:href="#__RefHeading___Toc1039_3218822482" text:style-name="Index_20_Link" text:visited-style-name="Index_20_Link">What Do I Tell My Manager?<text:tab/>3</text:a></text:p>
          <text:p text:style-name="P17"><text:a xlink:type="simple" xlink:href="#__RefHeading___Toc1041_3218822482" text:style-name="Index_20_Link" text:visited-style-name="Index_20_Link">Problems with Refactoring<text:tab/>3</text:a></text:p>
          <text:p text:style-name="P18"><text:a xlink:type="simple" xlink:href="#__RefHeading___Toc1043_3218822482" text:style-name="Index_20_Link" text:visited-style-name="Index_20_Link">Databases<text:tab/>3</text:a></text:p>
          <text:p text:style-name="P18"><text:a xlink:type="simple" xlink:href="#__RefHeading___Toc1045_3218822482" text:style-name="Index_20_Link" text:visited-style-name="Index_20_Link">Changing Interfaces<text:tab/>4</text:a></text:p>
          <text:p text:style-name="P17"><text:a xlink:type="simple" xlink:href="#__RefHeading___Toc1047_3218822482" text:style-name="Index_20_Link" text:visited-style-name="Index_20_Link">When Shouldn't You Refactor?<text:tab/>4</text:a></text:p>
          <text:p text:style-name="P17"><text:a xlink:type="simple" xlink:href="#__RefHeading___Toc1049_3218822482" text:style-name="Index_20_Link" text:visited-style-name="Index_20_Link">Refactoring and Performance<text:tab/>4</text:a></text:p>
          <text:p text:style-name="P17"><text:a xlink:type="simple" xlink:href="#__RefHeading___Toc1051_3218822482" text:style-name="Index_20_Link" text:visited-style-name="Index_20_Link">Bad Smells in Code that should be refactored<text:tab/>4</text:a></text:p>
          <text:p text:style-name="P18"><text:a xlink:type="simple" xlink:href="#__RefHeading___Toc1053_3218822482" text:style-name="Index_20_Link" text:visited-style-name="Index_20_Link">Duplicated Code<text:tab/>5</text:a></text:p>
          <text:p text:style-name="P18"><text:a xlink:type="simple" xlink:href="#__RefHeading___Toc1055_3218822482" text:style-name="Index_20_Link" text:visited-style-name="Index_20_Link">Long Method<text:tab/>5</text:a></text:p>
          <text:p text:style-name="P18"><text:a xlink:type="simple" xlink:href="#__RefHeading___Toc1057_3218822482" text:style-name="Index_20_Link" text:visited-style-name="Index_20_Link">Large Class<text:tab/>5</text:a></text:p>
          <text:p text:style-name="P18"><text:a xlink:type="simple" xlink:href="#__RefHeading___Toc1059_3218822482" text:style-name="Index_20_Link" text:visited-style-name="Index_20_Link">Long Parameter List<text:tab/>5</text:a></text:p>
          <text:p text:style-name="P18"><text:a xlink:type="simple" xlink:href="#__RefHeading___Toc1061_3218822482" text:style-name="Index_20_Link" text:visited-style-name="Index_20_Link">Divergent Change<text:tab/>5</text:a></text:p>
          <text:p text:style-name="P18"><text:a xlink:type="simple" xlink:href="#__RefHeading___Toc1063_3218822482" text:style-name="Index_20_Link" text:visited-style-name="Index_20_Link">Shotgun Surgery<text:tab/>6</text:a></text:p>
          <text:p text:style-name="P18"><text:a xlink:type="simple" xlink:href="#__RefHeading___Toc1065_3218822482" text:style-name="Index_20_Link" text:visited-style-name="Index_20_Link">Feature Envy<text:tab/>6</text:a></text:p>
          <text:p text:style-name="P18"><text:a xlink:type="simple" xlink:href="#__RefHeading___Toc1067_3218822482" text:style-name="Index_20_Link" text:visited-style-name="Index_20_Link">Data Clumps<text:tab/>6</text:a></text:p>
          <text:p text:style-name="P18"><text:a xlink:type="simple" xlink:href="#__RefHeading___Toc1069_3218822482" text:style-name="Index_20_Link" text:visited-style-name="Index_20_Link">Switch Statements<text:tab/>6</text:a></text:p>
          <text:p text:style-name="P18"><text:a xlink:type="simple" xlink:href="#__RefHeading___Toc1071_3218822482" text:style-name="Index_20_Link" text:visited-style-name="Index_20_Link">Parallel Inheritance Hierarchies<text:tab/>6</text:a></text:p>
          <text:p text:style-name="P18"><text:a xlink:type="simple" xlink:href="#__RefHeading___Toc1073_3218822482" text:style-name="Index_20_Link" text:visited-style-name="Index_20_Link">Lazy Class<text:tab/>6</text:a></text:p>
          <text:p text:style-name="P18"><text:a xlink:type="simple" xlink:href="#__RefHeading___Toc1075_3218822482" text:style-name="Index_20_Link" text:visited-style-name="Index_20_Link">Speculative Generality<text:tab/>7</text:a></text:p>
          <text:p text:style-name="P17"><text:a xlink:type="simple" xlink:href="#__RefHeading___Toc1077_3218822482" text:style-name="Index_20_Link" text:visited-style-name="Index_20_Link">A CATALOG OF REFACTORINGS<text:tab/>7</text:a></text:p>
          <text:p text:style-name="P18"><text:a xlink:type="simple" xlink:href="#__RefHeading___Toc1079_3218822482" text:style-name="Index_20_Link" text:visited-style-name="Index_20_Link">COMPOSING METHODS<text:tab/>7</text:a></text:p>
          <text:p text:style-name="P16"><text:a xlink:type="simple" xlink:href="#__RefHeading___Toc1081_3218822482" text:style-name="Index_20_Link" text:visited-style-name="Index_20_Link">EXTRACT METHOD<text:tab/>7</text:a></text:p>
          <text:p text:style-name="P16"><text:a xlink:type="simple" xlink:href="#__RefHeading___Toc1083_3218822482" text:style-name="Index_20_Link" text:visited-style-name="Index_20_Link">INLINE METHOD<text:tab/>7</text:a></text:p>
          <text:p text:style-name="P16"><text:a xlink:type="simple" xlink:href="#__RefHeading___Toc1085_3218822482" text:style-name="Index_20_Link" text:visited-style-name="Index_20_Link">INLINE TEMP<text:tab/>8</text:a></text:p>
          <text:p text:style-name="P16"><text:a xlink:type="simple" xlink:href="#__RefHeading___Toc1087_3218822482" text:style-name="Index_20_Link" text:visited-style-name="Index_20_Link">REPLACE TEMP WITH QUERY<text:tab/>8</text:a></text:p>
        </text:index-body>
      </text:table-of-content>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RUNNING NOTES OF </text:span></text:span><text:span text:style-name="Source_20_Text"><text:span text:style-name="T3">REFACTORING - IMPROVING THE DESIGN OF EXISTING CODE</text:span></text:span></text:p>
      <text:p text:style-name="P1"><text:span text:style-name="Source_20_Text"><text:span text:style-name="T1"/></text:span></text:p>
      <text:p text:style-name="P2"><text:span text:style-name="Source_20_Text"><text:span text:style-name="T4">BY MARTIN FOWLER</text:span></text:span></text:p>
      <text:p text:style-name="P2"><text:span text:style-name="Source_20_Text"><text:span text:style-name="T4"/></text:span></text:p>
      <text:h text:style-name="P15" text:outline-level="1"><text:bookmark-start text:name="__RefHeading___Toc1029_3218822482"/><text:span text:style-name="Source_20_Text"><text:span text:style-name="T27">FOREWORD</text:span></text:span><text:bookmark-end text:name="__RefHeading___Toc1029_3218822482"/></text:h>
      <text:p text:style-name="P3"><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3"><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3"><text:soft-page-break/><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3"><text:span text:style-name="Source_20_Text"><text:span text:style-name="T4">than it will be written. The key to keeping code readable and modifiable is refactoring—for frameworks, in particular, but also for software in general.</text:span></text:span></text:p>
      <text:p text:style-name="P3"><text:span text:style-name="Source_20_Text"><text:span text:style-name="T4"/></text:span></text:p>
      <text:p text:style-name="P3"><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3"><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3"><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3"><text:span text:style-name="Source_20_Text"><text:span text:style-name="T4"/></text:span></text:p>
      <text:p text:style-name="P3"><text:span text:style-name="Source_20_Text"><text:span text:style-name="T4">This book explains the principles and best practices of refactoring, and points out when and where you should start digging in your code to improve it.</text:span></text:span></text:p>
      <text:p text:style-name="P3"><text:span text:style-name="Source_20_Text"><text:span text:style-name="T4"/></text:span></text:p>
      <text:h text:style-name="P15" text:outline-level="1"><text:bookmark-start text:name="__RefHeading___Toc1031_3218822482"/><text:span text:style-name="Source_20_Text"><text:span text:style-name="T27">What Is Refactoring?</text:span></text:span><text:bookmark-end text:name="__RefHeading___Toc1031_3218822482"/></text:h>
      <text:p text:style-name="P3"><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3"><text:span text:style-name="Source_20_Text"><text:span text:style-name="T4"/></text:span></text:p>
      <text:p text:style-name="P3"><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3"><text:span text:style-name="Source_20_Text"><text:span text:style-name="T4"/></text:span></text:p>
      <text:h text:style-name="P15" text:outline-level="1"><text:bookmark-start text:name="__RefHeading___Toc1033_3218822482"/><text:span text:style-name="Source_20_Text"><text:span text:style-name="T27">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15" text:outline-level="1"><text:bookmark-start text:name="__RefHeading___Toc1035_3218822482"/><text:soft-page-break/><text:span text:style-name="Source_20_Text"><text:span text:style-name="T27">When Should You Refactor?</text:span></text:span><text:bookmark-end text:name="__RefHeading___Toc1035_3218822482"/></text:h>
      <text:p text:style-name="P3"><text:span text:style-name="Source_20_Text"><text:span text:style-name="T4">Refactor When You Add Function</text:span></text:span></text:p>
      <text:p text:style-name="P3"><text:span text:style-name="Source_20_Text"><text:span text:style-name="T4">Refactor When You Need to Fix a Bug</text:span></text:span></text:p>
      <text:p text:style-name="P3"><text:span text:style-name="Source_20_Text"><text:span text:style-name="T4">Refactor As You Do a Code Review</text:span></text:span></text:p>
      <text:p text:style-name="P3"><text:span text:style-name="Source_20_Text"><text:span text:style-name="T4"/></text:span></text:p>
      <text:h text:style-name="P15" text:outline-level="1"><text:bookmark-start text:name="__RefHeading___Toc1037_3218822482"/><text:span text:style-name="Source_20_Text"><text:span text:style-name="T27">What is it that makes programs hard to work with?</text:span></text:span><text:bookmark-end text:name="__RefHeading___Toc1037_3218822482"/></text:h>
      <text:p text:style-name="P4"><text:span text:style-name="Source_20_Text"><text:span text:style-name="T4">· <text:s/>Programs that are hard to read are hard to modify.</text:span></text:span></text:p>
      <text:p text:style-name="P3"><text:span text:style-name="Source_20_Text"><text:span text:style-name="T4">· <text:s/>Programs that have duplicated logic are hard to modify.</text:span></text:span></text:p>
      <text:p text:style-name="P3"><text:span text:style-name="Source_20_Text"><text:span text:style-name="T4">· <text:s/>Programs that require additional behavior that requires you to</text:span></text:span></text:p>
      <text:p text:style-name="P3"><text:span text:style-name="Source_20_Text"><text:span text:style-name="T4"><text:s text:c="3"/>change running code are hard to modify.</text:span></text:span></text:p>
      <text:p text:style-name="P3"><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15" text:outline-level="1"><text:bookmark-start text:name="__RefHeading___Toc1039_3218822482"/><text:span text:style-name="Source_20_Text"><text:span text:style-name="T27">What Do I Tell My Manager?</text:span></text:span><text:bookmark-end text:name="__RefHeading___Toc1039_3218822482"/></text:h>
      <text:p text:style-name="P3"><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3"><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3"><text:span text:style-name="Source_20_Text"><text:span text:style-name="T4">Of course, many people say they are driven by quality but are more driven by schedule. In these cases I give my more controversial advice: Don't tell!</text:span></text:span></text:p>
      <text:p text:style-name="P3"><text:span text:style-name="Source_20_Text"><text:span text:style-name="T4"/></text:span></text:p>
      <text:h text:style-name="P15" text:outline-level="1"><text:bookmark-start text:name="__RefHeading___Toc1041_3218822482"/><text:span text:style-name="Source_20_Text"><text:span text:style-name="T27">Problems with Refactoring</text:span></text:span><text:bookmark-end text:name="__RefHeading___Toc1041_3218822482"/></text:h>
      <text:p text:style-name="P5"><text:span text:style-name="Source_20_Text"><text:span text:style-name="T27"/></text:span></text:p>
      <text:h text:style-name="Heading_20_2" text:outline-level="2"><text:bookmark-start text:name="__RefHeading___Toc1043_3218822482"/><text:span text:style-name="Source_20_Text"><text:span text:style-name="T28">Databases</text:span></text:span><text:bookmark-end text:name="__RefHeading___Toc1043_3218822482"/></text:h>
      <text:p text:style-name="P3"><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3"><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oft-page-break/><text:span text:style-name="Source_20_Text"><text:span text:style-name="T28">Changing Interfaces</text:span></text:span><text:bookmark-end text:name="__RefHeading___Toc1045_3218822482"/></text:h>
      <text:p text:style-name="P3"><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15" text:outline-level="1"><text:bookmark-start text:name="__RefHeading___Toc1047_3218822482"/><text:span text:style-name="Source_20_Text"><text:span text:style-name="T27">When Shouldn't You Refactor?</text:span></text:span><text:bookmark-end text:name="__RefHeading___Toc1047_3218822482"/></text:h>
      <text:p text:style-name="P3"><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3"><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3"><text:span text:style-name="Source_20_Text"><text:span text:style-name="T4">stablilize it. Remember, code has to work mostly correctly before you refactor.</text:span></text:span></text:p>
      <text:p text:style-name="P3"><text:span text:style-name="Source_20_Text"><text:span text:style-name="T4"/></text:span></text:p>
      <text:h text:style-name="P15" text:outline-level="1"><text:bookmark-start text:name="__RefHeading___Toc1049_3218822482"/><text:span text:style-name="Source_20_Text"><text:span text:style-name="T27">Refactoring and Performance</text:span></text:span><text:bookmark-end text:name="__RefHeading___Toc1049_3218822482"/></text:h>
      <text:p text:style-name="P3"><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3"><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15" text:outline-level="1"><text:bookmark-start text:name="__RefHeading___Toc1051_3218822482"/><text:span text:style-name="Source_20_Text"><text:span text:style-name="T27">Bad Smells in Code that should be refactored</text:span></text:span><text:bookmark-end text:name="__RefHeading___Toc1051_3218822482"/></text:h>
      <text:p text:style-name="P3"><text:span text:style-name="Source_20_Text"><text:span text:style-name="T4">You should use this chapter as a way to give you inspiration when you're not sure what refactorings to do. Read the chapter </text:span></text:span></text:p>
      <text:p text:style-name="P3"><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3"><text:span text:style-name="Source_20_Text"><text:span text:style-name="T4"/></text:span></text:p>
      <text:h text:style-name="Heading_20_2" text:outline-level="2"><text:bookmark-start text:name="__RefHeading___Toc1053_3218822482"/><text:soft-page-break/><text:span text:style-name="Source_20_Text"><text:span text:style-name="T28">Duplicated Code</text:span></text:span><text:bookmark-end text:name="__RefHeading___Toc1053_3218822482"/></text:h>
      <text:p text:style-name="P3"><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28">Long Method</text:span></text:span><text:bookmark-end text:name="__RefHeading___Toc1055_3218822482"/></text:h>
      <text:p text:style-name="P3"><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3"><text:span text:style-name="Source_20_Text"><text:span text:style-name="T4">sequences of delegation. When you have lived with such a program for a few years, however, you learn just how valuable all those little methods are.</text:span></text:span></text:p>
      <text:p text:style-name="P3"><text:span text:style-name="Source_20_Text"><text:span text:style-name="T4"/></text:span></text:p>
      <text:h text:style-name="Heading_20_2" text:outline-level="2"><text:bookmark-start text:name="__RefHeading___Toc1057_3218822482"/><text:span text:style-name="Source_20_Text"><text:span text:style-name="T28">Large Class</text:span></text:span><text:bookmark-end text:name="__RefHeading___Toc1057_3218822482"/></text:h>
      <text:p text:style-name="P3"><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28">Long Parameter List</text:span></text:span><text:bookmark-end text:name="__RefHeading___Toc1059_3218822482"/></text:h>
      <text:p text:style-name="P3"><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3"><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3"><text:span text:style-name="Source_20_Text"><text:span text:style-name="T8">L</text:span></text:span><text:span text:style-name="Source_20_Text"><text:span text:style-name="T4">ong parameter lists are hard to understand, because they become</text:span></text:span></text:p>
      <text:p text:style-name="P3"><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3"><text:span text:style-name="Source_20_Text"><text:span text:style-name="T4"/></text:span></text:p>
      <text:h text:style-name="Heading_20_2" text:outline-level="2"><text:bookmark-start text:name="__RefHeading___Toc1061_3218822482"/><text:span text:style-name="Source_20_Text"><text:span text:style-name="T28">Divergent Change</text:span></text:span><text:bookmark-end text:name="__RefHeading___Toc1061_3218822482"/></text:h>
      <text:p text:style-name="P3"><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3"><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3"><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3"><text:span text:style-name="Source_20_Text"><text:span text:style-name="T4">variation should change a single class, and all the typing in the new class should express the variation.</text:span></text:span></text:p>
      <text:p text:style-name="P3"><text:span text:style-name="Source_20_Text"><text:span text:style-name="T4"/></text:span></text:p>
      <text:h text:style-name="Heading_20_2" text:outline-level="2"><text:bookmark-start text:name="__RefHeading___Toc1063_3218822482"/><text:soft-page-break/><text:span text:style-name="Source_20_Text"><text:span text:style-name="T28">Shotgun Surgery</text:span></text:span><text:bookmark-end text:name="__RefHeading___Toc1063_3218822482"/></text:h>
      <text:p text:style-name="P3"><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3"><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28">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28">Data Clumps</text:span></text:span><text:bookmark-end text:name="__RefHeading___Toc1067_3218822482"/></text:h>
      <text:p text:style-name="P3"><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3"><text:span text:style-name="Source_20_Text"><text:span text:style-name="T4">parameters in many method signatures. Bunches of data that hang around together really ought to be made into their own object.</text:span></text:span></text:p>
      <text:p text:style-name="P3"><text:span text:style-name="Source_20_Text"><text:span text:style-name="T4"/></text:span></text:p>
      <text:h text:style-name="Heading_20_2" text:outline-level="2"><text:bookmark-start text:name="__RefHeading___Toc1069_3218822482"/><text:span text:style-name="Source_20_Text"><text:span text:style-name="T28">Switch Statements</text:span></text:span><text:bookmark-end text:name="__RefHeading___Toc1069_3218822482"/></text:h>
      <text:p text:style-name="P3"><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3"><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bookmark-start text:name="__RefHeading___Toc1071_3218822482"/><text:span text:style-name="Source_20_Text"><text:span text:style-name="T28">Parallel Inheritance Hierarchies</text:span></text:span><text:bookmark-end text:name="__RefHeading___Toc1071_3218822482"/></text:h>
      <text:p text:style-name="P3"><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3"><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28">Lazy Class</text:span></text:span><text:bookmark-end text:name="__RefHeading___Toc1073_3218822482"/></text:h>
      <text:p text:style-name="P3"><text:span text:style-name="Source_20_Text"><text:span text:style-name="T4">Each class you create costs money to maintain and understand. A class that isn't doing enough to pay for itself should be eliminated. Often this might be a class that used to pay its way </text:span></text:span><text:soft-page-break/><text:span text:style-name="Source_20_Text"><text:span text:style-name="T4">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3"><text:span text:style-name="Source_20_Text"><text:span text:style-name="T4"/></text:span></text:p>
      <text:h text:style-name="Heading_20_2" text:outline-level="2"><text:bookmark-start text:name="__RefHeading___Toc1075_3218822482"/><text:span text:style-name="Source_20_Text"><text:span text:style-name="T28">Speculative Generality</text:span></text:span><text:bookmark-end text:name="__RefHeading___Toc1075_3218822482"/></text:h>
      <text:p text:style-name="P3"><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3"><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15" text:outline-level="1"><text:bookmark-start text:name="__RefHeading___Toc1077_3218822482"/><text:span text:style-name="Source_20_Text"><text:span text:style-name="T27">A CATALOG OF REFACTORINGS</text:span></text:span><text:bookmark-end text:name="__RefHeading___Toc1077_3218822482"/></text:h>
      <text:p text:style-name="P3"><text:span text:style-name="Source_20_Text"><text:span text:style-name="T4">i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14" text:outline-level="2"><text:bookmark-start text:name="__RefHeading___Toc1079_3218822482"/><text:span text:style-name="Source_20_Text"><text:span text:style-name="T28">COMPOSING METHODS</text:span></text:span><text:bookmark-end text:name="__RefHeading___Toc1079_3218822482"/></text:h>
      <text:h text:style-name="Heading_20_3" text:outline-level="3"><text:bookmark-start text:name="__RefHeading___Toc1081_3218822482"/><text:span text:style-name="Source_20_Text"><text:span text:style-name="T35">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pan text:style-name="Source_20_Text"><text:span text:style-name="T4"/></text:span></text:p>
      <text:p text:style-name="P12"><text:span text:style-name="Source_20_Text"><text:span text:style-name="T9">A good reference for how long a method can be is probably around 10 lines, if it’s more than that then maybe it can be extracted.</text:span></text:span></text:p>
      <text:h text:style-name="Heading_20_3" text:outline-level="3"><text:span text:style-name="Source_20_Text"><text:span text:style-name="T4"/></text:span></text:h>
      <text:h text:style-name="Heading_20_3" text:outline-level="3"><text:bookmark-start text:name="__RefHeading___Toc1083_3218822482"/><text:span text:style-name="Source_20_Text"><text:span text:style-name="T35">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oft-page-break/><text:span text:style-name="Source_20_Text"><text:span text:style-name="T4">Indirection can be helpful, but needless indirection is irritating. </text:span></text:span></text:p>
      <text:p text:style-name="Standard"><text:span text:style-name="Source_20_Text"><text:span text:style-name="T4">Another time to use </text:span></text:span><text:span text:style-name="Source_20_Text"><text:span text:style-name="T4">Inline Method </text:span></text:span><text:span text:style-name="Source_20_Text"><text:span text:style-name="T4"><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8"><text:span text:style-name="Source_20_Text"><text:span text:style-name="T15">Mechanics</text:span></text:span><text:span text:style-name="Source_20_Text"><text:span text:style-name="T14">:</text:span></text:span></text:p>
      <text:p text:style-name="P8"><text:span text:style-name="Source_20_Text"><text:span text:style-name="T4">+ Check that the method is not polymorphic :</text:span></text:span><text:span text:style-name="Source_20_Text"><text:span text:style-name="T4">Don't inline if subclasses override the method; they cannot override a method that isn't there.</text:span></text:span></text:p>
      <text:p text:style-name="P3"><text:span text:style-name="Source_20_Text"><text:span text:style-name="T4">+ <text:s text:c="2"/>Find all calls to the method.</text:span></text:span></text:p>
      <text:p text:style-name="P3"><text:span text:style-name="Source_20_Text"><text:span text:style-name="T4">+ <text:s text:c="2"/>Replace each call with the method body.</text:span></text:span></text:p>
      <text:p text:style-name="P3"><text:span text:style-name="Source_20_Text"><text:span text:style-name="T4"/></text:span></text:p>
      <text:p text:style-name="P3"><text:span text:style-name="Source_20_Text"><text:span text:style-name="T4"/></text:span></text:p>
      <text:h text:style-name="Heading_20_3" text:outline-level="3"><text:bookmark-start text:name="__RefHeading___Toc1085_3218822482"/><text:span text:style-name="Source_20_Text"><text:span text:style-name="T35">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3"><text:span text:style-name="Source_20_Text"><text:span text:style-name="T4"/></text:span></text:p>
      <text:p text:style-name="P3"><text:span text:style-name="Source_20_Text"><text:span text:style-name="T4">Replace all references to that temp with the expression.</text:span></text:span></text:p>
      <text:p text:style-name="P3"><text:span text:style-name="Source_20_Text"><text:span text:style-name="T4"/></text:span></text:p>
      <text:p text:style-name="P3"><text:span text:style-name="Source_20_Text"><text:span text:style-name="T4">double basePrice = anOrder.basePrice();</text:span></text:span></text:p>
      <text:p text:style-name="P3"><text:span text:style-name="Source_20_Text"><text:span text:style-name="T4">return (basePrice &gt; 1000)</text:span></text:span></text:p>
      <text:p text:style-name="Standard"><text:span text:style-name="Source_20_Text"><text:span text:style-name="T4"/></text:span></text:p>
      <text:p text:style-name="P9"><text:span text:style-name="Source_20_Text"><text:span text:style-name="T10">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10"><text:span text:style-name="Source_20_Text"><text:span text:style-name="T15">Mechanics</text:span></text:span><text:span text:style-name="Source_20_Text"><text:span text:style-name="T14">:</text:span></text:span></text:p>
      <text:p text:style-name="P10"><text:span text:style-name="Source_20_Text"><text:span text:style-name="T4">+ Declare the temp as final if it isn't already, and compile.</text:span></text:span><text:span text:style-name="Source_20_Text"><text:span text:style-name="T4">This checks that the temp is really only assigned to once.</text:span></text:span></text:p>
      <text:p text:style-name="P3"><text:span text:style-name="Source_20_Text"><text:span text:style-name="T11">+</text:span></text:span><text:span text:style-name="Source_20_Text"><text:span text:style-name="T4"> Find all references to the temp and replace them with the right-hand side of the assignment.</text:span></text:span></text:p>
      <text:p text:style-name="P3"><text:span text:style-name="Source_20_Text"><text:span text:style-name="T4"/></text:span></text:p>
      <text:p text:style-name="P3"><text:span text:style-name="Source_20_Text"><text:span text:style-name="T4"/></text:span></text:p>
      <text:h text:style-name="Heading_20_3" text:outline-level="3"><text:bookmark-start text:name="__RefHeading___Toc1087_3218822482"/><text:span text:style-name="Source_20_Text"><text:span text:style-name="T35">REPLACE TEMP WITH QUERY</text:span></text:span><text:bookmark-end text:name="__RefHeading___Toc1087_3218822482"/></text:h>
      <text:p text:style-name="P13"><text:span text:style-name="Source_20_Text"><text:span text:style-name="T16">This is page 97 and this section needs to be cover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2T17:46:07.336646141</dc:date>
    <meta:editing-cycles>1850</meta:editing-cycles>
    <meta:editing-duration>P5DT20H5M15S</meta:editing-duration>
    <meta:generator>LibreOffice/6.0.7.3$Linux_X86_64 LibreOffice_project/00m0$Build-3</meta:generator>
    <meta:document-statistic meta:table-count="0" meta:image-count="0" meta:object-count="0" meta:page-count="8" meta:paragraph-count="146" meta:word-count="2687" meta:character-count="15113" meta:non-whitespace-character-count="12557"/>
  </office:meta>
</office:document-meta>
</file>